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fo:font-weight="bold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6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/>
      <text:p text:style-name="P1"/>
      <text:p text:style-name="P1"/>
      <text:p text:style-name="P1"/>
      <text:p text:style-name="P1">ECSE 425- Final Project Report</text:p>
      <text:p text:style-name="P3"/>
      <text:p text:style-name="P3">Prof. Warren J. Gross</text:p>
      <text:p text:style-name="P2">Winter 2014</text:p>
      <text:p text:style-name="P2"/>
      <text:p text:style-name="P4">Compiled By:</text:p>
      <text:p text:style-name="P4">Adam Pickersgill <text:tab/>260396674</text:p>
      <text:p text:style-name="P4">Ryan Singzon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1.0 Project Description</text:h>
      <text:p text:style-name="Text_20_body"/>
      <text:h text:style-name="Heading_20_1" text:outline-level="1">2.0 Implementation Method</text:h>
      <text:p text:style-name="Text_20_body"/>
      <text:h text:style-name="Heading_20_1" text:outline-level="1">3.0 Data Layout</text:h>
      <text:p text:style-name="Text_20_body"/>
      <text:h text:style-name="Heading_20_1" text:outline-level="1">4.0 Software Design</text:h>
      <text:h text:style-name="Heading_20_1" text:outline-level="1">5.0 Memory Architecture</text:h>
      <text:p text:style-name="Text_20_body"/>
      <text:h text:style-name="Heading_20_1" text:outline-level="1">6.0 Validation and Testing</text:h>
      <text:p text:style-name="Text_20_body"/>
      <text:h text:style-name="Heading_20_1" text:outline-level="1">7.0 Optimization Techniques and Results</text:h>
      <text:p text:style-name="Text_20_body"/>
      <text:h text:style-name="Heading_20_1" text:outline-level="1">8.0 Conclus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1" style:next-style-name="Standard">
      <style:footer>
        <text:p text:style-name="MP1"><text:page-number text:select-page="current">1</text:page-number></text:p>
      </style:footer>
    </style:master-page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11:11:44</meta:creation-date>
    <dc:date>2014-03-29T17:32:36</dc:date>
    <meta:editing-duration>PT53S</meta:editing-duration>
    <meta:editing-cycles>1</meta:editing-cycles>
    <meta:document-statistic meta:table-count="0" meta:image-count="0" meta:object-count="0" meta:page-count="2" meta:paragraph-count="15" meta:word-count="45" meta:character-count="299" meta:non-whitespace-character-count="267"/>
    <meta:generator>LibreOffice/3.5$Linux_X86_64 LibreOffice_project/350m1$Build-2</meta:generator>
  </office:meta>
</office:document-meta>
</file>